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4.2cm" svg:x="7.7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4.2cm" svg:x="11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9cm" svg:height="0.9cm" svg:x="8.8cm" svg:y="2.8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9cm" svg:height="0.9cm" svg:x="12.2cm" svg:y="2.8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cm" svg:height="0.9cm" svg:x="12.2cm" svg:y="5.3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cm" svg:height="0.9cm" svg:x="8.8cm" svg:y="5.3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25cm" svg:y1="3.7cm" svg:x2="9.25cm" svg:y2="5.3cm" draw:start-shape="id1" draw:start-glue-point="8" draw:end-shape="id2" svg:d="m9250 3700v1600" svg:viewBox="0 0 1 1601">
          <text:p/>
        </draw:connector>
        <draw:frame draw:style-name="gr4" draw:text-style-name="P3" draw:layer="layout" svg:width="0.7cm" svg:height="0.645cm" svg:x="8.5cm" svg:y="4.155cm">
          <draw:text-box>
            <text:p><text:span text:style-name="T1">5</text:span></text:p>
          </draw:text-box>
        </draw:frame>
        <draw:connector draw:style-name="gr5" draw:text-style-name="P1" draw:layer="layout" draw:type="line" svg:x1="12.65cm" svg:y1="3.7cm" svg:x2="12.65cm" svg:y2="5.3cm" draw:start-shape="id3" draw:start-glue-point="8" draw:end-shape="id4" svg:d="m12650 3700v1600" svg:viewBox="0 0 1 1601">
          <text:p/>
        </draw:connector>
        <draw:frame draw:style-name="gr4" draw:text-style-name="P3" draw:layer="layout" svg:width="0.7cm" svg:height="0.645cm" svg:x="12cm" svg:y="4.155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19:58:10</dc:date>
    <dc:creator>Ignacio Niesz</dc:creator>
    <meta:editing-duration>PT4M49S</meta:editing-duration>
    <meta:editing-cycles>15</meta:editing-cycles>
    <meta:generator>LibreOffice/3.5$Linux_X86_64 LibreOffice_project/350m1$Build-2</meta:generator>
    <meta:document-statistic meta:object-count="10"/>
  </office:meta>
</office:document-meta>
</file>